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9c60"/>
    </style:style>
    <style:style style:name="P2" style:family="paragraph" style:parent-style-name="Text_20_body" style:list-style-name="L1">
      <style:text-properties officeooo:paragraph-rsid="00059c60"/>
    </style:style>
    <style:style style:name="P3" style:family="paragraph" style:parent-style-name="Text_20_body" style:list-style-name="L1">
      <style:text-properties officeooo:paragraph-rsid="0007656d"/>
    </style:style>
    <style:style style:name="P4" style:family="paragraph" style:parent-style-name="Text_20_body">
      <style:text-properties officeooo:paragraph-rsid="0007656d"/>
    </style:style>
    <style:style style:name="P5" style:family="paragraph" style:parent-style-name="Text_20_body" style:list-style-name="L2">
      <style:text-properties officeooo:paragraph-rsid="0007656d"/>
    </style:style>
    <style:style style:name="P6" style:family="paragraph" style:parent-style-name="Text_20_body" style:list-style-name="L3">
      <style:text-properties officeooo:paragraph-rsid="00094042"/>
    </style:style>
    <style:style style:name="P7" style:family="paragraph" style:parent-style-name="Text_20_body">
      <style:text-properties officeooo:paragraph-rsid="00094042"/>
    </style:style>
    <style:style style:name="P8" style:family="paragraph" style:parent-style-name="Text_20_body" style:list-style-name="L5">
      <style:text-properties officeooo:paragraph-rsid="00094042"/>
    </style:style>
    <style:style style:name="P9" style:family="paragraph" style:parent-style-name="Text_20_body" style:list-style-name="L6">
      <style:text-properties officeooo:paragraph-rsid="00094042"/>
    </style:style>
    <style:style style:name="P10" style:family="paragraph" style:parent-style-name="Text_20_body" style:list-style-name="L8">
      <style:text-properties officeooo:paragraph-rsid="00098b79"/>
    </style:style>
    <style:style style:name="P11" style:family="paragraph" style:parent-style-name="Text_20_body" style:list-style-name="L8">
      <style:text-properties officeooo:paragraph-rsid="000bbcd8"/>
    </style:style>
    <style:style style:name="P12" style:family="paragraph" style:parent-style-name="Text_20_body" style:list-style-name="L9">
      <style:text-properties officeooo:paragraph-rsid="00098b79"/>
    </style:style>
    <style:style style:name="P13" style:family="paragraph" style:parent-style-name="Text_20_body" style:list-style-name="L9">
      <style:text-properties officeooo:paragraph-rsid="000a7f0d"/>
    </style:style>
    <style:style style:name="P14" style:family="paragraph" style:parent-style-name="Text_20_body">
      <style:text-properties officeooo:paragraph-rsid="000bbcd8"/>
    </style:style>
    <style:style style:name="P15" style:family="paragraph" style:parent-style-name="Text_20_body" style:list-style-name="L10">
      <style:text-properties officeooo:paragraph-rsid="000d83d8"/>
    </style:style>
    <style:style style:name="P16" style:family="paragraph" style:parent-style-name="Text_20_body" style:list-style-name="L11">
      <style:text-properties officeooo:paragraph-rsid="00102adc"/>
    </style:style>
    <style:style style:name="P17" style:family="paragraph" style:parent-style-name="Text_20_body" style:list-style-name="L12">
      <style:text-properties officeooo:paragraph-rsid="00102adc"/>
    </style:style>
    <style:style style:name="P18" style:family="paragraph" style:parent-style-name="Text_20_body">
      <style:text-properties officeooo:paragraph-rsid="0010e1ac"/>
    </style:style>
    <style:style style:name="P19" style:family="paragraph" style:parent-style-name="Text_20_body" style:list-style-name="L13">
      <style:text-properties officeooo:paragraph-rsid="0010e1ac"/>
    </style:style>
    <style:style style:name="P20" style:family="paragraph" style:parent-style-name="Text_20_body" style:list-style-name="L14">
      <style:text-properties officeooo:paragraph-rsid="0010e1ac"/>
    </style:style>
    <style:style style:name="P21" style:family="paragraph" style:parent-style-name="Text_20_body" style:list-style-name="L15">
      <style:text-properties officeooo:paragraph-rsid="0011fd8a"/>
    </style:style>
    <style:style style:name="P22" style:family="paragraph" style:parent-style-name="Text_20_body" style:list-style-name="L15">
      <style:text-properties officeooo:paragraph-rsid="0012e4da"/>
    </style:style>
    <style:style style:name="P23" style:family="paragraph" style:parent-style-name="Text_20_body" style:list-style-name="L15">
      <style:text-properties officeooo:paragraph-rsid="00172a37"/>
    </style:style>
    <style:style style:name="P24" style:family="paragraph" style:parent-style-name="Text_20_body" style:list-style-name="L16"/>
    <style:style style:name="P25" style:family="paragraph" style:parent-style-name="Text_20_body" style:list-style-name="L16">
      <style:text-properties officeooo:paragraph-rsid="00138f94"/>
    </style:style>
    <style:style style:name="P26" style:family="paragraph" style:parent-style-name="Text_20_body" style:list-style-name="L17">
      <style:text-properties officeooo:paragraph-rsid="00172a37"/>
    </style:style>
    <style:style style:name="P27" style:family="paragraph" style:parent-style-name="Text_20_body" style:list-style-name="L18">
      <style:text-properties officeooo:paragraph-rsid="0019b1f8"/>
    </style:style>
    <style:style style:name="P28" style:family="paragraph" style:parent-style-name="Text_20_body" style:list-style-name="L18">
      <style:text-properties officeooo:paragraph-rsid="001b82e2"/>
    </style:style>
    <style:style style:name="P29" style:family="paragraph" style:parent-style-name="Text_20_body" style:list-style-name="L18">
      <style:text-properties officeooo:paragraph-rsid="001e29c3"/>
    </style:style>
    <style:style style:name="P30" style:family="paragraph" style:parent-style-name="Text_20_body">
      <style:text-properties officeooo:paragraph-rsid="001b82e2"/>
    </style:style>
    <style:style style:name="P31" style:family="paragraph" style:parent-style-name="Text_20_body">
      <style:text-properties officeooo:paragraph-rsid="001c9d53"/>
    </style:style>
    <style:style style:name="P32" style:family="paragraph" style:parent-style-name="Text_20_body" style:list-style-name="L19">
      <style:text-properties officeooo:paragraph-rsid="001ed3fe"/>
    </style:style>
    <style:style style:name="P33" style:family="paragraph" style:parent-style-name="Text_20_body" style:list-style-name="L19">
      <style:text-properties officeooo:paragraph-rsid="00206f7b"/>
    </style:style>
    <style:style style:name="P34" style:family="paragraph" style:parent-style-name="Text_20_body" style:list-style-name="L19">
      <style:text-properties officeooo:paragraph-rsid="0024342a"/>
    </style:style>
    <style:style style:name="P35" style:family="paragraph" style:parent-style-name="Text_20_body">
      <style:text-properties officeooo:paragraph-rsid="00206f7b"/>
    </style:style>
    <style:style style:name="P36" style:family="paragraph" style:parent-style-name="Text_20_body">
      <style:text-properties officeooo:paragraph-rsid="0021b46e"/>
    </style:style>
    <style:style style:name="P37" style:family="paragraph" style:parent-style-name="Text_20_body">
      <style:text-properties officeooo:paragraph-rsid="0022a7f4"/>
    </style:style>
    <style:style style:name="P38" style:family="paragraph" style:parent-style-name="Text_20_body">
      <style:text-properties officeooo:paragraph-rsid="0025320e"/>
    </style:style>
    <style:style style:name="P39" style:family="paragraph" style:parent-style-name="Text_20_body" style:list-style-name="L20">
      <style:text-properties officeooo:paragraph-rsid="0026eeb6"/>
    </style:style>
    <style:style style:name="P40" style:family="paragraph" style:parent-style-name="Text_20_body" style:list-style-name="L20">
      <style:text-properties officeooo:paragraph-rsid="0027dfb6"/>
    </style:style>
    <style:style style:name="P41" style:family="paragraph" style:parent-style-name="Text_20_body">
      <style:text-properties officeooo:paragraph-rsid="0027dfb6"/>
    </style:style>
    <style:style style:name="P42" style:family="paragraph" style:parent-style-name="Text_20_body">
      <style:text-properties officeooo:paragraph-rsid="0027ed1d"/>
    </style:style>
    <style:style style:name="P43" style:family="paragraph" style:parent-style-name="Text_20_body" style:list-style-name="L21">
      <style:text-properties officeooo:paragraph-rsid="0027ed1d"/>
    </style:style>
    <style:style style:name="P44" style:family="paragraph" style:parent-style-name="Heading_20_1">
      <style:paragraph-properties fo:text-align="center" style:justify-single-word="false"/>
    </style:style>
    <style:style style:name="P45" style:family="paragraph" style:parent-style-name="Heading_20_3">
      <style:text-properties officeooo:paragraph-rsid="0028f680"/>
    </style:style>
    <style:style style:name="T1" style:family="text">
      <style:text-properties officeooo:rsid="00059c60"/>
    </style:style>
    <style:style style:name="T2" style:family="text">
      <style:text-properties officeooo:rsid="0007656d"/>
    </style:style>
    <style:style style:name="T3" style:family="text">
      <style:text-properties officeooo:rsid="00094042"/>
    </style:style>
    <style:style style:name="T4" style:family="text">
      <style:text-properties officeooo:rsid="00098b79"/>
    </style:style>
    <style:style style:name="T5" style:family="text">
      <style:text-properties officeooo:rsid="000a7f0d"/>
    </style:style>
    <style:style style:name="T6" style:family="text">
      <style:text-properties officeooo:rsid="000bbcd8"/>
    </style:style>
    <style:style style:name="T7" style:family="text">
      <style:text-properties officeooo:rsid="000d83d8"/>
    </style:style>
    <style:style style:name="T8" style:family="text">
      <style:text-properties officeooo:rsid="00102adc"/>
    </style:style>
    <style:style style:name="T9" style:family="text">
      <style:text-properties officeooo:rsid="0010e1ac"/>
    </style:style>
    <style:style style:name="T10" style:family="text">
      <style:text-properties officeooo:rsid="0011fd8a"/>
    </style:style>
    <style:style style:name="T11" style:family="text">
      <style:text-properties officeooo:rsid="0012e4da"/>
    </style:style>
    <style:style style:name="T12" style:family="text">
      <style:text-properties officeooo:rsid="00138f94"/>
    </style:style>
    <style:style style:name="T13" style:family="text">
      <style:text-properties officeooo:rsid="001569a7"/>
    </style:style>
    <style:style style:name="T14" style:family="text">
      <style:text-properties officeooo:rsid="00172a37"/>
    </style:style>
    <style:style style:name="T15" style:family="text">
      <style:text-properties officeooo:rsid="00186bb2"/>
    </style:style>
    <style:style style:name="T16" style:family="text">
      <style:text-properties officeooo:rsid="0019b1f8"/>
    </style:style>
    <style:style style:name="T17" style:family="text">
      <style:text-properties officeooo:rsid="001b82e2"/>
    </style:style>
    <style:style style:name="T18" style:family="text">
      <style:text-properties officeooo:rsid="001c9d53"/>
    </style:style>
    <style:style style:name="T19" style:family="text">
      <style:text-properties officeooo:rsid="001e29c3"/>
    </style:style>
    <style:style style:name="T20" style:family="text">
      <style:text-properties officeooo:rsid="001ed3fe"/>
    </style:style>
    <style:style style:name="T21" style:family="text">
      <style:text-properties officeooo:rsid="00206f7b"/>
    </style:style>
    <style:style style:name="T22" style:family="text">
      <style:text-properties officeooo:rsid="0021b46e"/>
    </style:style>
    <style:style style:name="T23" style:family="text">
      <style:text-properties officeooo:rsid="0022a7f4"/>
    </style:style>
    <style:style style:name="T24" style:family="text">
      <style:text-properties officeooo:rsid="002391e6"/>
    </style:style>
    <style:style style:name="T25" style:family="text">
      <style:text-properties officeooo:rsid="0024342a"/>
    </style:style>
    <style:style style:name="T26" style:family="text">
      <style:text-properties officeooo:rsid="0024518e"/>
    </style:style>
    <style:style style:name="T27" style:family="text">
      <style:text-properties officeooo:rsid="0025320e"/>
    </style:style>
    <style:style style:name="T28" style:family="text">
      <style:text-properties officeooo:rsid="0026eeb6"/>
    </style:style>
    <style:style style:name="T29" style:family="text">
      <style:text-properties officeooo:rsid="0027dfb6"/>
    </style:style>
    <style:style style:name="T30" style:family="text">
      <style:text-properties officeooo:rsid="0027ed1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<text:span text:style-name="T1">Cahier de Travaux Pratiques</text:span></text:h>
      <text:h text:style-name="P44" text:outline-level="1"><text:span text:style-name="T1">Formation Scala</text:span></text:h>
      <text:h text:style-name="Heading_20_2" text:outline-level="2"><text:span text:style-name="T1">Tp 1 : Environnement de travail :</text:span></text:h>
      <text:h text:style-name="Heading_20_3" text:outline-level="3"><text:span text:style-name="T4">Objectifs :</text:span></text:h>
      <text:list xml:id="list699982167080816833" text:style-name="L9">
        <text:list-item>
          <text:p text:style-name="P12"><text:span text:style-name="T4">Disposer d'un environnement de travail operationnel</text:span></text:p>
        </text:list-item>
        <text:list-item>
          <text:p text:style-name="P12"><text:span text:style-name="T4">Savoir intervenir sur un descripteur de build SBT</text:span></text:p>
        </text:list-item>
        <text:list-item>
          <text:p text:style-name="P12"><text:span text:style-name="T4">Comprendre la structuration d'un projet SBT</text:span></text:p>
        </text:list-item>
        <text:list-item>
          <text:p text:style-name="P12"><text:span text:style-name="T4">Savoir configurer des plugins dans SBT</text:span></text:p>
        </text:list-item>
        <text:list-item>
          <text:p text:style-name="P13"><text:span text:style-name="T5">Comprendre le formalisme de description d'une dependance SBT</text:span></text:p>
        </text:list-item>
      </text:list>
      <text:h text:style-name="Heading_20_3" text:outline-level="3"><text:span text:style-name="T1">Etape 1 : Preliminaires</text:span></text:h>
      <text:p text:style-name="P1"><text:span text:style-name="T1">Cette etape vise a controler que l'environnement est bien en place et operationnel...</text:span></text:p>
      <text:p text:style-name="P1"><text:span text:style-name="T1">Nous allons controler que les outils suivants sont bien installes et donc operationnels :</text:span></text:p>
      <text:list xml:id="list1760397153783708545" text:style-name="L1">
        <text:list-item>
          <text:p text:style-name="P2"><text:span text:style-name="T1">JDK</text:span></text:p>
        </text:list-item>
        <text:list-item>
          <text:p text:style-name="P2"><text:span text:style-name="T1">Scala</text:span></text:p>
        </text:list-item>
        <text:list-item>
          <text:p text:style-name="P2"><text:span text:style-name="T1">SBT</text:span></text:p>
        </text:list-item>
        <text:list-item>
          <text:p text:style-name="P3"><text:span text:style-name="T2">IDE de votre choix (IntelliJ ou Eclipse) ainsi que les plugins relatifs a Scala...</text:span></text:p>
        </text:list-item>
      </text:list>
      <text:p text:style-name="P4"><text:span text:style-name="T2"/></text:p>
      <text:p text:style-name="P4"><text:span text:style-name="T2">Controle du JDK :</text:span></text:p>
      <text:list xml:id="list1741862506467440419" text:style-name="L2">
        <text:list-item>
          <text:p text:style-name="P5"><text:span text:style-name="T2">ouvrir un terminal</text:span></text:p>
        </text:list-item>
        <text:list-item>
          <text:p text:style-name="P5"><text:span text:style-name="T2">taper :&gt; java -version et observer la sortie de cette commande</text:span></text:p>
          <text:list>
            <text:list-item>
              <text:p text:style-name="P5"><text:span text:style-name="T2">idealement vous devriez utiliser un JDK Oracle 1.7.x</text:span></text:p>
            </text:list-item>
          </text:list>
        </text:list-item>
        <text:list-item>
          <text:p text:style-name="P5"><text:span text:style-name="T2">taper:&gt; echo $JAVA_HOME sous Linux ou echo%JAVA_HOME %</text:span></text:p>
          <text:list>
            <text:list-item>
              <text:p text:style-name="P5"><text:span text:style-name="T2">il est important de positionner cette variable, de nombreux outils l'interrogent …</text:span></text:p>
            </text:list-item>
          </text:list>
        </text:list-item>
      </text:list>
      <text:p text:style-name="P4"><text:span text:style-name="T2"/></text:p>
      <text:p text:style-name="P4"><text:span text:style-name="T2">Controle de Scala :</text:span></text:p>
      <text:list xml:id="list1333141313222554761" text:style-name="L3">
        <text:list-item>
          <text:p text:style-name="P6"><text:span text:style-name="T3">ouvrir un terminal</text:span></text:p>
        </text:list-item>
        <text:list-item>
          <text:p text:style-name="P6"><text:span text:style-name="T3">taper : &gt; scala -version et observer la sortie de cette commande</text:span></text:p>
          <text:list>
            <text:list-item>
              <text:p text:style-name="P6"><text:span text:style-name="T3">vous devriez obtenir une version 2.9.x ou superieure</text:span></text:p>
            </text:list-item>
            <text:list-item>
              <text:p text:style-name="P6"><text:span text:style-name="T3">si rien ne sort , controler la presence du binaire scala sur la machine (vous pouvez le telecharger sur </text:span><text:a xlink:type="simple" xlink:href="http://scala-lang.org/"><text:span text:style-name="T3">http://scala-lang.org</text:span></text:a><text:span text:style-name="T3">) et positionner une variable systeme SCALA_HOME pointant vers l'endroit ou ce binaire aura ete installe</text:span></text:p>
            </text:list-item>
          </text:list>
        </text:list-item>
      </text:list>
      <text:p text:style-name="P7"><text:span text:style-name="T3">Controle de SBT :</text:span></text:p>
      <text:list xml:id="list2502048016669355533" text:style-name="L5">
        <text:list-item>
          <text:p text:style-name="P8"><text:span text:style-name="T3">dans un terminal taper la commande : &gt;</text:span></text:p>
        </text:list-item>
      </text:list>
      <text:p text:style-name="P7"><text:soft-page-break/><text:span text:style-name="T3"/></text:p>
      <text:p text:style-name="P7"><text:span text:style-name="T3">Controle de l'IDE :</text:span></text:p>
      <text:list xml:id="list7157281194445122807" text:style-name="L6">
        <text:list-item>
          <text:p text:style-name="P9"><text:span text:style-name="T3">Chercher Eclipse ou IntelliJ sur la machine</text:span></text:p>
        </text:list-item>
        <text:list-item>
          <text:p text:style-name="P9"><text:span text:style-name="T3">Lancer cet IDE</text:span></text:p>
        </text:list-item>
        <text:list-item>
          <text:p text:style-name="P9"><text:span text:style-name="T3">Creation d'un nouveau projet Scala</text:span></text:p>
          <text:list>
            <text:list-item>
              <text:p text:style-name="P9"><text:span text:style-name="T3">si cette option n'est pas disponible , mettre a jour votre IDE par le biais des entrepots de plugins pour vous doter des facets scala et SBT</text:span></text:p>
            </text:list-item>
          </text:list>
        </text:list-item>
      </text:list>
      <text:h text:style-name="Heading_20_3" text:outline-level="3"><text:span text:style-name="T3">Etape 2 : <text:s/>Creation de la structure de travail</text:span></text:h>
      <text:list xml:id="list1269138707" text:continue-numbering="true" text:style-name="L6">
        <text:list-item>
          <text:list>
            <text:list-item>
              <text:p text:style-name="P9"><text:span text:style-name="T3"><text:s/>Creer la structure de repertoires requise pour le developpement Scala/SBT</text:span></text:p>
              <text:list>
                <text:list-item>
                  <text:p text:style-name="P9"><text:span text:style-name="T3">src/main/scala</text:span></text:p>
                </text:list-item>
                <text:list-item>
                  <text:p text:style-name="P9"><text:span text:style-name="T3">project/plugins.sbt</text:span></text:p>
                </text:list-item>
                <text:list-item>
                  <text:p text:style-name="P9"><text:span text:style-name="T3">build.sbt</text:span></text:p>
                </text:list-item>
              </text:list>
            </text:list-item>
            <text:list-item>
              <text:p text:style-name="P9"><text:span text:style-name="T3">Creation d'un fichier Hello.scala dans le dossier des sources Scala</text:span></text:p>
            </text:list-item>
            <text:list-item>
              <text:p text:style-name="P9"><text:span text:style-name="T3">Initialiser build.sbt et project/plugins.sbt pour refleter les pecificites du projet et votre choix d'IDE</text:span></text:p>
            </text:list-item>
            <text:list-item>
              <text:p text:style-name="P9"><text:span text:style-name="T3">Utiliser la task specifique a votre IDE pour generer un projet pour celui-ci via SBT</text:span></text:p>
              <text:list>
                <text:list-item>
                  <text:p text:style-name="P9"><text:span text:style-name="T3">sbt gen-idea pour IntelliJ</text:span></text:p>
                </text:list-item>
              </text:list>
            </text:list-item>
            <text:list-item>
              <text:p text:style-name="P9"><text:span text:style-name="T3">sbt compile</text:span></text:p>
              <text:list>
                <text:list-item>
                  <text:p text:style-name="P9"><text:span text:style-name="T3">controler le bon acces aux repositories</text:span></text:p>
                </text:list-item>
              </text:list>
            </text:list-item>
            <text:list-item>
              <text:p text:style-name="P9"><text:span text:style-name="T3">Ouvrir le projet fraichement genere dans votre IDE</text:span></text:p>
            </text:list-item>
          </text:list>
        </text:list-item>
      </text:list>
      <text:h text:style-name="Heading_20_3" text:outline-level="3"><text:span text:style-name="T4">Etape 3 : Ajout d'une dependance vers Commons Lang</text:span></text:h>
      <text:list xml:id="list1743873563442832243" text:style-name="L8">
        <text:list-item>
          <text:p text:style-name="P10"><text:span text:style-name="T4">Mofifier le build.sbt pour ajouter cette dependance</text:span></text:p>
        </text:list-item>
        <text:list-item>
          <text:p text:style-name="P11"><text:span text:style-name="T6">Modifier le source Scala pour utiliser cette librairie</text:span></text:p>
        </text:list-item>
        <text:list-item>
          <text:p text:style-name="P11"><text:span text:style-name="T6">Compiler avec SBT et controler la reussite de la mecanique de resolution</text:span></text:p>
        </text:list-item>
      </text:list>
      <text:p text:style-name="P14"><text:span text:style-name="T6"/></text:p>
      <text:h text:style-name="Heading_20_2" text:outline-level="2"><text:span text:style-name="T7">Tp 2 : Factorielle &amp; recursivite</text:span></text:h>
      <text:h text:style-name="Heading_20_3" text:outline-level="3"><text:span text:style-name="T7">Objectifs :</text:span></text:h>
      <text:list xml:id="list2793001103204775737" text:style-name="L10">
        <text:list-item>
          <text:p text:style-name="P15"><text:span text:style-name="T7">Commencer a apprehender la syntaxe Scala</text:span></text:p>
        </text:list-item>
        <text:list-item>
          <text:p text:style-name="P15"><text:span text:style-name="T7">Mettre en place la recursivite</text:span></text:p>
        </text:list-item>
        <text:list-item>
          <text:p text:style-name="P15"><text:span text:style-name="T7">Utiliser la tail recursion et l'annotation Scala associee</text:span></text:p>
        </text:list-item>
        <text:list-item>
          <text:p text:style-name="P15"><text:span text:style-name="T7">Ecrire un jeu de tests unitaires avec ScalaTest 2 sur cette fonction</text:span></text:p>
        </text:list-item>
        <text:list-item>
          <text:p text:style-name="P15"><text:span text:style-name="T7">utiliser SBT pour compiler et tester votre code</text:span></text:p>
        </text:list-item>
      </text:list>
      <text:p text:style-name="P14"><text:span text:style-name="T6"/></text:p>
      <text:h text:style-name="Heading_20_3" text:outline-level="3"><text:soft-page-break/><text:span text:style-name="T8">Etape 1 : Collecte d'informations</text:span></text:h>
      <text:list xml:id="list316022029873830875" text:style-name="L11">
        <text:list-item>
          <text:p text:style-name="P16"><text:span text:style-name="T8">il est fortement recommande de s'appuyer sur divers sites comme Wikipedia pour trouver une formulation mathematique simple et precise de l'algorithme a implementer</text:span></text:p>
        </text:list-item>
      </text:list>
      <text:h text:style-name="Heading_20_3" text:outline-level="3"><text:span text:style-name="T8">Etape 2 : Codage en Scala</text:span></text:h>
      <text:list xml:id="list7116024625626686633" text:style-name="L12">
        <text:list-item>
          <text:p text:style-name="P17"><text:span text:style-name="T8">Il s'agit du premier vrai code produit</text:span></text:p>
        </text:list-item>
      </text:list>
      <text:h text:style-name="Heading_20_3" text:outline-level="3"><text:span text:style-name="T8">Etape 3 : </text:span><text:span text:style-name="T9">Codage de tests </text:span></text:h>
      <text:list xml:id="list7632740670626836441" text:style-name="L13">
        <text:list-item>
          <text:p text:style-name="P19"><text:span text:style-name="T8">Exprimer les clauses du contrat offert par cette fonction de maniere a en deduire les tests uniatires a meme de valider sa robustesse</text:span></text:p>
        </text:list-item>
      </text:list>
      <text:h text:style-name="Heading_20_3" text:outline-level="3"><text:span text:style-name="T9">Etape 4 : Passage des tests et compilation avec SBT</text:span></text:h>
      <text:list xml:id="list9012094254432728310" text:style-name="L14">
        <text:list-item>
          <text:p text:style-name="P20"><text:span text:style-name="T9">Lancer la compilation et le passage des tests via SBT</text:span></text:p>
        </text:list-item>
        <text:list-item>
          <text:p text:style-name="P20"><text:span text:style-name="T9">sbt compile</text:span></text:p>
        </text:list-item>
        <text:list-item>
          <text:p text:style-name="P20"><text:span text:style-name="T9">sbt test</text:span></text:p>
        </text:list-item>
      </text:list>
      <text:p text:style-name="P18"><text:span text:style-name="T9"/></text:p>
      <text:h text:style-name="Heading_20_2" text:outline-level="2"><text:span text:style-name="T10">Tp 3 : Fonctions d'ordre superieur</text:span></text:h>
      <text:h text:style-name="Heading_20_3" text:outline-level="3"><text:span text:style-name="T10">Objectifs :</text:span></text:h>
      <text:list xml:id="list5185931133047453835" text:style-name="L15">
        <text:list-item>
          <text:p text:style-name="P21"><text:span text:style-name="T10">degager de l'abstraction et augmenter la reutilisabilite du code avec les HOF</text:span></text:p>
        </text:list-item>
        <text:list-item>
          <text:p text:style-name="P21"><text:span text:style-name="T10">commencer a penser fonctionnel</text:span></text:p>
        </text:list-item>
        <text:list-item>
          <text:p text:style-name="P23"><text:span text:style-name="T14">s'habituer a la syntaxe inherente au passage de fonctions</text:span></text:p>
        </text:list-item>
        <text:list-item>
          <text:p text:style-name="P21"><text:span text:style-name="T10">manipuler les listes Scala <text:s/>, type de donnees essentiel, et les methodes les plus importantes de ces structures de donnees...</text:span></text:p>
        </text:list-item>
        <text:list-item>
          <text:p text:style-name="P22"><text:span text:style-name="T11">comprendre l'importance de donnees immutables en Scala</text:span></text:p>
        </text:list-item>
      </text:list>
      <text:h text:style-name="Heading_20_3" text:outline-level="3"><text:span text:style-name="T11">Etape 1 : Degager la mecanique de filtrage recursive s'appuyant sur un accumulateur</text:span></text:h>
      <text:list xml:id="list6610995780776749405" text:style-name="L16">
        <text:list-item>
          <text:p text:style-name="P24"><text:span text:style-name="T11">Comprendre comment la recursivite nous permet de nous dispenser de variables mutables</text:span></text:p>
        </text:list-item>
        <text:list-item>
          <text:p text:style-name="P25"><text:span text:style-name="T12">Implementer cette mecanique en Scala</text:span></text:p>
        </text:list-item>
        <text:list-item>
          <text:p text:style-name="P25"><text:span text:style-name="T12">Mettre en place un jeu de tests conforme aux specifictions mathematiques de votre fonction</text:span></text:p>
        </text:list-item>
        <text:list-item>
          <text:p text:style-name="P25"><text:span text:style-name="T12">Mettre en place une application stand-alone manipulant cette </text:span><text:span text:style-name="T13">fonction et tester votre foncion d'ordre superieur avec plusieurs predicats...</text:span></text:p>
        </text:list-item>
      </text:list>
      <text:h text:style-name="Heading_20_3" text:outline-level="3"><text:span text:style-name="T14">Etape 2 : Ecrire d'autres fonctions de la classe Liste en se basant sur notre implementation de filter()</text:span></text:h>
      <text:list xml:id="list4209851955025461476" text:style-name="L17">
        <text:list-item>
          <text:p text:style-name="P26"><text:span text:style-name="T14">Etape optionnelle..</text:span></text:p>
        </text:list-item>
        <text:list-item>
          <text:p text:style-name="P26"><text:soft-page-break/><text:span text:style-name="T14">Permet de comprendre comment la programmation fonctionnelle permet d'assembler des fonctions</text:span></text:p>
        </text:list-item>
        <text:list-item>
          <text:p text:style-name="P26"><text:span text:style-name="T14">Comprendre en quels points elle apporte <text:s/>modularite dans le code et aisance d'ecriture de code de tests</text:span></text:p>
          <text:p text:style-name="P26"><text:span text:style-name="T14"/></text:p>
        </text:list-item>
      </text:list>
      <text:h text:style-name="Heading_20_2" text:outline-level="2"><text:span text:style-name="T14"><text:s text:c="2"/></text:span><text:span text:style-name="T15">TP 4 : La classe Rationnel</text:span></text:h>
      <text:h text:style-name="Heading_20_3" text:outline-level="3"><text:span text:style-name="T15">Objectifs :</text:span></text:h>
      <text:list xml:id="list3303653712953695652" text:style-name="L18">
        <text:list-item>
          <text:p text:style-name="P27"><text:span text:style-name="T16">Nouvelle fonction recursive a ecrire</text:span></text:p>
        </text:list-item>
        <text:list-item>
          <text:p text:style-name="P27"><text:span text:style-name="T16">Syntaxe Scala liee aux constructeurs</text:span></text:p>
        </text:list-item>
        <text:list-item>
          <text:p text:style-name="P28"><text:span text:style-name="T17">Pattern matching</text:span></text:p>
        </text:list-item>
        <text:list-item>
          <text:p text:style-name="P27"><text:span text:style-name="T16">Ecriture de code de tests</text:span></text:p>
        </text:list-item>
        <text:list-item>
          <text:p text:style-name="P29"><text:span text:style-name="T19">DBC </text:span></text:p>
        </text:list-item>
      </text:list>
      <text:h text:style-name="Heading_20_3" text:outline-level="3"><text:span text:style-name="T17">Etape 1 <text:s/>Collecte d'informations</text:span></text:h>
      <text:p text:style-name="P30"><text:span text:style-name="T17">Utiliser google pour obtenir un algorithme efficient et adapte au paradigme fonctionnel. Utiliser eventuellement les mots clefs : algorithme euclide dans la recherche.</text:span></text:p>
      <text:p text:style-name="P30"><text:span text:style-name="T17"/></text:p>
      <text:h text:style-name="Heading_20_3" text:outline-level="3"><text:span text:style-name="T17">Etape 2 : Implementation de cet algorithme en Scala</text:span></text:h>
      <text:p text:style-name="P30"><text:span text:style-name="T17">De nouveau mise en place de la recursion , tail recursion , pattern matching.</text:span></text:p>
      <text:p text:style-name="P30"><text:span text:style-name="T17"/></text:p>
      <text:h text:style-name="Heading_20_3" text:outline-level="3"><text:span text:style-name="T18">Etape 3 : Ecriture de tests unitaires</text:span></text:h>
      <text:p text:style-name="P31"><text:span text:style-name="T18">Offrir une bonne couverture des cas tests par le biais de tests ScalTests 2. Les lancer avec SBT</text:span></text:p>
      <text:p text:style-name="P31"><text:span text:style-name="T18"/></text:p>
      <text:h text:style-name="Heading_20_2" text:outline-level="2"><text:span text:style-name="T19">TP 5 : Nombres complexes</text:span></text:h>
      <text:h text:style-name="Heading_20_3" text:outline-level="3"><text:span text:style-name="T20">Objectifs :</text:span></text:h>
      <text:list xml:id="list3205686820343149843" text:style-name="L19">
        <text:list-item>
          <text:p text:style-name="P32"><text:span text:style-name="T20">Manipulation des constructeurs</text:span></text:p>
        </text:list-item>
        <text:list-item>
          <text:p text:style-name="P32"><text:span text:style-name="T20">conversions implicites </text:span><text:span text:style-name="T22">et objets compagnons</text:span></text:p>
        </text:list-item>
        <text:list-item>
          <text:p text:style-name="P32"><text:span text:style-name="T20">syntaxe Scala</text:span></text:p>
        </text:list-item>
        <text:list-item>
          <text:p text:style-name="P33"><text:span text:style-name="T21">respect de l'immutabilite</text:span></text:p>
        </text:list-item>
        <text:list-item>
          <text:p text:style-name="P33"><text:span text:style-name="T21">ScalaDoc (optionnel)</text:span></text:p>
        </text:list-item>
        <text:list-item>
          <text:p text:style-name="P34"><text:span text:style-name="T25">operateurs</text:span></text:p>
        </text:list-item>
      </text:list>
      <text:p text:style-name="P35"><text:span text:style-name="T21"/></text:p>
      <text:h text:style-name="Heading_20_3" text:outline-level="3"><text:soft-page-break/><text:span text:style-name="T22">Etape 1 : Collecte d'informations</text:span></text:h>
      <text:p text:style-name="P36"><text:span text:style-name="T22">Pour ceux pas tres familiers avec le calcul dans le plan complexe...</text:span></text:p>
      <text:h text:style-name="Heading_20_3" text:outline-level="3"><text:span text:style-name="T22">Etape 2 : Mise en place de la double notation et des divers constructeurs associes</text:span></text:h>
      <text:p text:style-name="P36"><text:span text:style-name="T22">Mettre en place un constructeur principal et des constructeurs secondaires s'appuyant sur celui-ci.</text:span></text:p>
      <text:p text:style-name="P36"><text:span text:style-name="T22"/></text:p>
      <text:h text:style-name="Heading_20_3" text:outline-level="3"><text:span text:style-name="T22">Etape 3 : Mise en place de la conversion implicite</text:span></text:h>
      <text:p text:style-name="P37"><text:span text:style-name="T23">A l'aide d'un objet compagnon fournir le service (statique) de conversion d'un flottant vers un complexe. Ne pas oublier les imports </text:span><text:span text:style-name="T24">idoines </text:span><text:span text:style-name="T23">dans le code necessitant ces conversations...</text:span></text:p>
      <text:p text:style-name="P37"><text:span text:style-name="T23"/></text:p>
      <text:h text:style-name="Heading_20_3" text:outline-level="3"><text:span text:style-name="T25">Etape 4 : Codage des methodes mathem</text:span><text:span text:style-name="T26">a</text:span><text:span text:style-name="T25">tiques (au moins + )</text:span></text:h>
      <text:p text:style-name="P38"><text:span text:style-name="T27">Veiller a respecter l'immutabilite , principe fondamental en FP. L'utilisation de la notation x+i y est recommande (pour + et - ).</text:span></text:p>
      <text:p text:style-name="P38"><text:span text:style-name="T27"/></text:p>
      <text:h text:style-name="Heading_20_2" text:outline-level="2"><text:span text:style-name="T28">TP 6 : Acteurs</text:span></text:h>
      <text:h text:style-name="Heading_20_3" text:outline-level="3"><text:span text:style-name="T28">Objectifs :</text:span></text:h>
      <text:list xml:id="list3895378166107967566" text:style-name="L20">
        <text:list-item>
          <text:p text:style-name="P39"><text:span text:style-name="T28">D.P Actor</text:span></text:p>
        </text:list-item>
        <text:list-item>
          <text:p text:style-name="P39"><text:span text:style-name="T28">appels synchrones et asynchrones</text:span></text:p>
        </text:list-item>
        <text:list-item>
          <text:p text:style-name="P39"><text:span text:style-name="T28">protocoles applicatifs</text:span></text:p>
        </text:list-item>
        <text:list-item>
          <text:p text:style-name="P40"><text:span text:style-name="T29">case classes</text:span></text:p>
        </text:list-item>
        <text:list-item>
          <text:p text:style-name="P40"><text:span text:style-name="T29">Pattern matching</text:span></text:p>
        </text:list-item>
      </text:list>
      <text:h text:style-name="Heading_20_3" text:outline-level="3"><text:span text:style-name="T29">Etape 1 : Cartographie et mise en place des messages circulants</text:span></text:h>
      <text:p text:style-name="P41"><text:span text:style-name="T29">Les case classes sont particulierement adaptees a cette utilisation.</text:span></text:p>
      <text:p text:style-name="P41"><text:span text:style-name="T29"/></text:p>
      <text:h text:style-name="Heading_20_3" text:outline-level="3"><text:span text:style-name="T29">Etape 2 : Identification et implementation des acteurs</text:span></text:h>
      <text:p text:style-name="P41"><text:span text:style-name="T29">Cas interessant du mode asynchrone , comment retourner la valeur a l'appelant.</text:span></text:p>
      <text:p text:style-name="P41"><text:span text:style-name="T29"/></text:p>
      <text:h text:style-name="Heading_20_3" text:outline-level="3"><text:span text:style-name="T29">Etape 3 : Mode distribue ( remote)</text:span></text:h>
      <text:p text:style-name="P41"><text:span text:style-name="T29">Impact et implementation</text:span></text:p>
      <text:p text:style-name="P41"><text:span text:style-name="T29"/></text:p>
      <text:h text:style-name="Heading_20_2" text:outline-level="2"><text:soft-page-break/><text:span text:style-name="T30">TP 7.1 : Invocation de code Java depuis Scala</text:span></text:h>
      <text:h text:style-name="Heading_20_3" text:outline-level="3"><text:span text:style-name="T30">Objectifs :</text:span></text:h>
      <text:list xml:id="list4964381229125807019" text:style-name="L21">
        <text:list-item>
          <text:p text:style-name="P43"><text:span text:style-name="T30">utilisation des classes de conversion</text:span></text:p>
        </text:list-item>
        <text:list-item>
          <text:p text:style-name="P43"><text:span text:style-name="T30">cohabitation des langages</text:span></text:p>
        </text:list-item>
      </text:list>
      <text:h text:style-name="Heading_20_3" text:outline-level="3"><text:span text:style-name="T30">Etape 1 : Implementation de la classe Java</text:span></text:h>
      <text:p text:style-name="P42"><text:span text:style-name="T30">aucune difficulte particuliere</text:span></text:p>
      <text:h text:style-name="Heading_20_3" text:outline-level="3"><text:span text:style-name="T30">Etape 2 : Appel depuis le code Scala</text:span></text:h>
      <text:p text:style-name="P42"><text:span text:style-name="T30">Etre vigilant aux imports , utilisation de la classe JavaConverter conseillee (plutott que JavaConversion)</text:span></text:p>
      <text:p text:style-name="P42"><text:span text:style-name="T30"/></text:p>
      <text:h text:style-name="Heading_20_2" text:outline-level="2"><text:span text:style-name="T30">Tp 7.2 <text:s/>Invocation de code Scala depuis Java</text:span></text:h>
      <text:h text:style-name="P45" text:outline-level="3"><text:span text:style-name="T30">Etape 1 : Design necessaire a l'exercice . </text:span></text:h>
      <text:p text:style-name="Standard"><text:span text:style-name="T30">Necessite d'une double interface daans votre API pour permettre l'appel depuis Java.</text:span></text:p>
      <text:h text:style-name="Heading_20_3" text:outline-level="3"><text:span text:style-name="T30">Etape 2 : Implementation en Scala</text:span></text:h>
      <text:p text:style-name="P42"><text:span text:style-name="T30">Utilisation de JavaConverter encore une fois.</text:span></text:p>
      <text:h text:style-name="Heading_20_3" text:outline-level="3"><text:span text:style-name="T30">Etape 3 : appel depuis Java</text:span></text:h>
      <text:p text:style-name="P42"><text:span text:style-name="T30">Aucune difficulte dans un tel cas de figure.</text:span></text:p>
      <text:p text:style-name="P42"><text:span text:style-name="T30"/></text:p>
      <text:p text:style-name="P41"><text:span text:style-name="T29"/></text:p>
      <text:p text:style-name="P41"><text:span text:style-name="T29"/></text:p>
      <text:p text:style-name="P38"><text:span text:style-name="T27"/></text:p>
      <text:p text:style-name="P30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2T15:17:07</meta:creation-date>
    <dc:date>2013-06-02T17:19:47</dc:date>
    <meta:editing-duration>PT1H58M54S</meta:editing-duration>
    <meta:editing-cycles>31</meta:editing-cycles>
    <meta:generator>LibreOffice/4.0.3.3$Linux_X86_64 LibreOffice_project/400m0$Build-3</meta:generator>
    <meta:document-statistic meta:table-count="0" meta:image-count="0" meta:object-count="0" meta:page-count="6" meta:paragraph-count="141" meta:word-count="1184" meta:character-count="7004" meta:non-whitespace-character-count="6028"/>
  </office:meta>
</office:document-meta>
</file>